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1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6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3"/>
      <text:p text:style-name="P3">[do] <text:span text:style-name="T3">#_ </text:span></text:p>
      <text:list xml:id="list4056314756906174223" text:style-name="L1">
        <text:list-item>
          <text:p text:style-name="P12">REVIEW </text:p>
        </text:list-item>
        <text:list-item>
          <text:p text:style-name="P12">TASK-1</text:p>
        </text:list-item>
      </text:list>
      <text:list xml:id="list4453965459590451340" text:style-name="L2">
        <text:list-item>
          <text:list>
            <text:list-item>
              <text:p text:style-name="P13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13"/>
                </text:list-item>
              </text:list>
            </text:list-item>
          </text:list>
        </text:list-item>
      </text:list>
      <text:p text:style-name="P3">[next]</text:p>
      <text:list xml:id="list1379255110777883912" text:style-name="L3">
        <text:list-item>
          <text:p text:style-name="P21">TASK : TAKSKS-2</text:p>
        </text:list-item>
      </text:list>
      <text:p text:style-name="P3">[further]</text:p>
      <text:list xml:id="list2236023911347911560" text:style-name="L4">
        <text:list-item>
          <text:p text:style-name="P22"/>
        </text:list-item>
      </text:list>
      <text:p text:style-name="P9"><text:line-break/><text:span text:style-name="T4">[/ XXX] 20200530_160420</text:span></text:p>
      <text:p text:style-name="P9"/>
      <text:p text:style-name="P6"/>
      <text:p text:style-name="P2"/>
      <text:p text:style-name="P3"><text:span text:style-name="T1">37#25.1_1</text:span>------------------------------------------------------------</text:p>
      <text:p text:style-name="P7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3729278912381282082" text:style-name="L5">
        <text:list-item>
          <text:p text:style-name="P14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14">===&gt; DROP (enough)</text:p>
            </text:list-item>
          </text:list>
        </text:list-item>
        <text:list-item>
          <text:p text:style-name="P14">TASK-1 : TAKSKS-2</text:p>
          <text:list>
            <text:list-item>
              <text:list>
                <text:list-item>
                  <text:p text:style-name="P14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14">#1 サンプルを動かしてみる</text:p>
            </text:list-item>
            <text:list-item>
              <text:p text:style-name="P14">#2 単位の表記がわかりやすいものにするために</text:p>
            </text:list-item>
            <text:list-item>
              <text:p text:style-name="P14">#3 シミュレーションを行ってみる</text:p>
            </text:list-item>
            <text:list-item>
              <text:p text:style-name="P14">T-1.1 : simulation </text:p>
              <text:list>
                <text:list-item>
                  <text:p text:style-name="P14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297735533211609133" text:style-name="L6">
        <text:list-item>
          <text:p text:style-name="P15">TASK : M-4</text:p>
          <text:list>
            <text:list-item>
              <text:p text:style-name="P15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2272467695544521841" text:style-name="L7">
        <text:list-item>
          <text:p text:style-name="P23"/>
        </text:list-item>
      </text:list>
      <text:p text:style-name="P9"><text:line-break/><text:span text:style-name="T4">[/ XXX] 20200601_173008</text:span></text:p>
      <text:p text:style-name="P5"/>
      <text:p text:style-name="P6"/>
      <text:p text:style-name="P3"><text:span text:style-name="T1">37#25.1_2</text:span>------------------------------------------------------------</text:p>
      <text:p text:style-name="P7">[3] res free# JVEMV6 37#25.1_XX / 37. miscs /25. electronics / 1. LTSpice / 20200602_172235</text:p>
      <text:p text:style-name="P2"/>
      <text:p text:style-name="P3">[do] <text:span text:style-name="T3">#_ </text:span></text:p>
      <text:list xml:id="list6935811762275826309" text:style-name="L15">
        <text:list-item>
          <text:p text:style-name="P17"><text:soft-page-break/>REVIEW </text:p>
          <text:list>
            <text:list-item>
              <text:list>
                <text:list-item>
                  <text:p text:style-name="P17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17">25.1_3.rev-1.asc</text:p>
                </text:list-item>
                <text:list-item>
                  <text:p text:style-name="P17">==&gt; OK</text:p>
                </text:list-item>
              </text:list>
            </text:list-item>
          </text:list>
        </text:list-item>
        <text:list-item>
          <text:p text:style-name="P17">TASK-1 </text:p>
          <text:list>
            <text:list-item>
              <text:list>
                <text:list-item>
                  <text:p text:style-name="P17">M-4</text:p>
                </text:list-item>
                <text:list-item>
                  <text:p text:style-name="P17">25.1_3.(1).asc</text:p>
                </text:list-item>
              </text:list>
            </text:list-item>
            <text:list-item>
              <text:p text:style-name="P17">doc</text:p>
              <text:list>
                <text:list-item>
                  <text:p text:style-name="P17">#2 これで、各デバイスの設定が</text:p>
                </text:list-item>
                <text:list-item>
                  <text:p text:style-name="P17">#3 以上の設定が完了したら</text:p>
                </text:list-item>
              </text:list>
            </text:list-item>
            <text:list-item>
              <text:p text:style-name="P17">==&gt; OK</text:p>
            </text:list-item>
          </text:list>
        </text:list-item>
        <text:list-item>
          <text:p text:style-name="P17">TASK-2 : M-5<text:tab/>:d-2</text:p>
          <text:list>
            <text:list-item>
              <text:list>
                <text:list-item>
                  <text:p text:style-name="P17">25.1_3.(2).asc</text:p>
                </text:list-item>
              </text:list>
            </text:list-item>
            <text:list-item>
              <text:p text:style-name="P17">read</text:p>
              <text:list>
                <text:list-item>
                  <text:p text:style-name="P17">#1 前回、次のCR回路のAC解析を</text:p>
                </text:list-item>
                <text:list-item>
                  <text:p text:style-name="P17">#2 グラフ表示のデフォルトでは罫線</text:p>
                </text:list-item>
                <text:list-item>
                  <text:p text:style-name="P17">#3 周波数が100Hzを超えると</text:p>
                </text:list-item>
              </text:list>
            </text:list-item>
            <text:list-item>
              <text:p text:style-name="P17">==&gt; OK</text:p>
            </text:list-item>
          </text:list>
        </text:list-item>
      </text:list>
      <text:p text:style-name="P3">[next]</text:p>
      <text:list xml:id="list141247741843217460" text:style-name="L9">
        <text:list-item>
          <text:p text:style-name="P24">TASK : M-6</text:p>
        </text:list-item>
      </text:list>
      <text:p text:style-name="P3">[further]</text:p>
      <text:list xml:id="list2955243175730575262" text:style-name="L10">
        <text:list-item>
          <text:p text:style-name="P25"/>
        </text:list-item>
      </text:list>
      <text:p text:style-name="P9"><text:line-break/><text:span text:style-name="T4">[/ XXX] 20200602_183919</text:span></text:p>
      <text:p text:style-name="P9"/>
      <text:p text:style-name="P30"><text:soft-page-break/><text:span text:style-name="T6">@@@</text:span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XXX</text:p>
      <text:p text:style-name="P2"/>
      <text:p text:style-name="P3">[do] <text:span text:style-name="T3">#_ </text:span></text:p>
      <text:list xml:id="list38621589" text:continue-list="list4056314756906174223" text:style-name="L1">
        <text:list-item>
          <text:p text:style-name="P12">REVIEW </text:p>
        </text:list-item>
        <text:list-item>
          <text:p text:style-name="P12">TASK-1</text:p>
        </text:list-item>
      </text:list>
      <text:list xml:id="list8995676830590388199" text:style-name="L16">
        <text:list-item>
          <text:list>
            <text:list-item>
              <text:p text:style-name="P18"/>
            </text:list-item>
          </text:list>
        </text:list-item>
      </text:list>
      <text:p text:style-name="P3"/>
      <text:p text:style-name="P3">[next]</text:p>
      <text:list xml:id="list1271303336368998516" text:style-name="L17">
        <text:list-item>
          <text:p text:style-name="P28">TASK</text:p>
        </text:list-item>
      </text:list>
      <text:p text:style-name="P3">[further]</text:p>
      <text:list xml:id="list5731739859787219179" text:style-name="L18">
        <text:list-item>
          <text:p text:style-name="P29"/>
        </text:list-item>
      </text:list>
      <text:p text:style-name="P9"><text:line-break/><text:span text:style-name="T4">[/ XXX] </text:span></text:p>
      <text:p text:style-name="P5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7">[1] res free# JVEMV6 37#25.1_XX / 37. miscs /25. electronics / 1. LTSpice / XXX</text:p>
      <text:p text:style-name="P3"/>
      <text:p text:style-name="P3">[do] <text:span text:style-name="T3">#_ </text:span></text:p>
      <text:list xml:id="list38623773" text:continue-list="list38621589" text:style-name="L1">
        <text:list-item>
          <text:p text:style-name="P12"><text:soft-page-break/>REVIEW </text:p>
        </text:list-item>
        <text:list-item>
          <text:p text:style-name="P12">TASK-1</text:p>
        </text:list-item>
      </text:list>
      <text:list xml:id="list2086972745391172473" text:style-name="L11">
        <text:list-item>
          <text:list>
            <text:list-item>
              <text:p text:style-name="P16"/>
            </text:list-item>
          </text:list>
        </text:list-item>
      </text:list>
      <text:p text:style-name="P3"/>
      <text:p text:style-name="P3">[next]</text:p>
      <text:list xml:id="list4828152477199350797" text:style-name="L12">
        <text:list-item>
          <text:p text:style-name="P26">TASK</text:p>
        </text:list-item>
      </text:list>
      <text:p text:style-name="P3">[further]</text:p>
      <text:list xml:id="list839728347583492979" text:style-name="L13">
        <text:list-item>
          <text:p text:style-name="P27"/>
        </text:list-item>
      </text:list>
      <text:p text:style-name="P9"><text:line-break/><text:span text:style-name="T4">[/ XXX] </text:span></text:p>
      <text:p text:style-name="P9"/>
      <text:p text:style-name="P4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0"/>
          </table:table-cell>
          <table:table-cell table:style-name="表3.C1" office:value-type="string">
            <text:p text:style-name="P10"/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/>
          </table:table-cell>
          <table:table-cell table:style-name="表3.C2" office:value-type="string">
            <text:p text:style-name="P11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<text:soft-page-break/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ext:list xml:id="list6841755022551306626" text:style-name="L14">
        <text:list-item>
          <text:p text:style-name="P19">tesla gravity<text:tab/>2020年4月21日15:14:39</text:p>
          <text:list>
            <text:list-item>
              <text:p text:style-name="P19">https://duckduckgo.com/?q=tesla+gravity&amp;t=h_&amp;ia=web</text:p>
            </text:list-item>
          </text:list>
        </text:list-item>
        <text:list-item>
          <text:p text:style-name="P19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1"/>
          </table:table-cell>
          <table:table-cell table:style-name="表2.A1" office:value-type="string">
            <text:p text:style-name="P11"/>
          </table:table-cell>
          <table:table-cell table:style-name="表2.C1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A2" office:value-type="string">
            <text:p text:style-name="P11"/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/>
          </table:table-cell>
          <table:table-cell table:style-name="表2.A2" office:value-type="string">
            <text:p text:style-name="P11"/>
          </table:table-cell>
          <table:table-cell table:style-name="表2.C2" office:value-type="string">
            <text:p text:style-name="P11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/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5.1_<text:span text:style-name="T7">[3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2T18:40:25.45</dc:date>
    <dc:creator>iwabuchi ken</dc:creator>
    <meta:editing-duration>PT10H31M55S</meta:editing-duration>
    <meta:editing-cycles>102</meta:editing-cycles>
    <meta:generator>OpenOffice/4.1.3$Win32 OpenOffice.org_project/413m1$Build-9783</meta:generator>
    <meta:document-statistic meta:table-count="3" meta:image-count="0" meta:object-count="0" meta:page-count="7" meta:paragraph-count="98" meta:word-count="448" meta:character-count="2759"/>
  </office:meta>
</office:document-meta>
</file>